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84in"/>
    </style:style>
    <style:style style:name="co2" style:family="table-column">
      <style:table-column-properties fo:break-before="auto" style:column-width="0.2661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4.010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tanding">
      <style:table-properties table:display="true" style:writing-mode="lr-tb"/>
    </style:style>
    <style:style style:name="ta2" style:family="table" style:master-page-name="PageStyle_5f_Walk1">
      <style:table-properties table:display="true" style:writing-mode="lr-tb"/>
    </style:style>
    <style:style style:name="ta3" style:family="table" style:master-page-name="PageStyle_5f_Walk2">
      <style:table-properties table:display="true" style:writing-mode="lr-tb"/>
    </style:style>
    <style:style style:name="ta4" style:family="table" style:master-page-name="PageStyle_5f_Ground">
      <style:table-properties table:display="true" style:writing-mode="lr-tb"/>
    </style:style>
    <style:style style:name="ta5" style:family="table" style:master-page-name="PageStyle_5f_Bolt">
      <style:table-properties table:display="true" style:writing-mode="lr-tb"/>
    </style:style>
    <style:style style:name="ta6" style:family="table" style:master-page-name="PageStyle_5f_Coin">
      <style:table-properties table:display="true" style:writing-mode="lr-tb"/>
    </style:style>
    <style:style style:name="ta7" style:family="table" style:master-page-name="PageStyle_5f_Coinshow1">
      <style:table-properties table:display="true" style:writing-mode="lr-tb"/>
    </style:style>
    <style:style style:name="ta8" style:family="table" style:master-page-name="PageStyle_5f_Coinshow2">
      <style:table-properties table:display="true" style:writing-mode="lr-tb"/>
    </style:style>
    <style:style style:name="ta9" style:family="table" style:master-page-name="PageStyle_5f_Coinshow3">
      <style:table-properties table:display="true" style:writing-mode="lr-tb"/>
    </style:style>
    <style:style style:name="ta10" style:family="table" style:master-page-name="PageStyle_5f_Coinshow4">
      <style:table-properties table:display="true" style:writing-mode="lr-tb"/>
    </style:style>
    <style:style style:name="ta11" style:family="table" style:master-page-name="PageStyle_5f_Coinshow5">
      <style:table-properties table:display="true" style:writing-mode="lr-tb"/>
    </style:style>
    <style:style style:name="ta12" style:family="table" style:master-page-name="PageStyle_5f_Coinshow6">
      <style:table-properties table:display="true" style:writing-mode="lr-tb"/>
    </style:style>
    <style:style style:name="ta13" style:family="table" style:master-page-name="PageStyle_5f_Coinshow7">
      <style:table-properties table:display="true" style:writing-mode="lr-tb"/>
    </style:style>
    <style:style style:name="ta14" style:family="table" style:master-page-name="PageStyle_5f_Coinshow8">
      <style:table-properties table:display="true" style:writing-mode="lr-tb"/>
    </style:style>
    <style:style style:name="ta15" style:family="table" style:master-page-name="PageStyle_5f_Coinshow9">
      <style:table-properties table:display="true" style:writing-mode="lr-tb"/>
    </style:style>
    <style:style style:name="ta16" style:family="table" style:master-page-name="PageStyle_5f_Coinshow10">
      <style:table-properties table:display="true" style:writing-mode="lr-tb"/>
    </style:style>
    <style:style style:name="ta17" style:family="table" style:master-page-name="PageStyle_5f_Coinshow11">
      <style:table-properties table:display="true" style:writing-mode="lr-tb"/>
    </style:style>
    <style:style style:name="ta18" style:family="table" style:master-page-name="PageStyle_5f_Coinshow12">
      <style:table-properties table:display="true" style:writing-mode="lr-tb"/>
    </style:style>
    <style:style style:name="ta19" style:family="table" style:master-page-name="PageStyle_5f_Coinshow13">
      <style:table-properties table:display="true" style:writing-mode="lr-tb"/>
    </style:style>
    <style:style style:name="ta20" style:family="table" style:master-page-name="PageStyle_5f_Coinshow14">
      <style:table-properties table:display="true" style:writing-mode="lr-tb"/>
    </style:style>
    <style:style style:name="ta21" style:family="table" style:master-page-name="PageStyle_5f_StdBlock">
      <style:table-properties table:display="true" style:writing-mode="lr-tb"/>
    </style:style>
    <style:style style:name="ta22" style:family="table" style:master-page-name="PageStyle_5f_QuesBlock">
      <style:table-properties table:display="true" style:writing-mode="lr-tb"/>
    </style:style>
    <style:style style:name="ta23" style:family="table" style:master-page-name="PageStyle_5f_Turtle1">
      <style:table-properties table:display="true" style:writing-mode="lr-tb"/>
    </style:style>
    <style:style style:name="ta24" style:family="table" style:master-page-name="PageStyle_5f_Turtle2">
      <style:table-properties table:display="true" style:writing-mode="lr-tb"/>
    </style:style>
    <style:style style:name="ta25" style:family="table" style:master-page-name="PageStyle_5f_Shell1">
      <style:table-properties table:display="true" style:writing-mode="lr-tb"/>
    </style:style>
    <style:style style:name="ta26" style:family="table" style:master-page-name="PageStyle_5f_Shell2_2b_4">
      <style:table-properties table:display="true" style:writing-mode="lr-tb"/>
    </style:style>
    <style:style style:name="ta27" style:family="table" style:master-page-name="PageStyle_5f_Shell3">
      <style:table-properties table:display="true" style:writing-mode="lr-tb"/>
    </style:style>
    <style:style style:name="ta28" style:family="table" style:master-page-name="PageStyle_5f_Cloud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8" style:base-cell-address="Standing.A1"/>
    </style:style>
    <style:style style:name="ce3" style:family="table-cell" style:parent-style-name="Excel_20_Built-in_20_Normal">
      <style:text-properties fo:color="#000000" style:text-outline="false" style:text-line-through-style="none" style:font-name="Calibri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7" style:base-cell-address="Standing.A1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6" style:base-cell-address="Standing.A1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5" style:base-cell-address="Standing.A1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4" style:base-cell-address="Standing.A1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3" style:base-cell-address="Standing.A1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2" style:base-cell-address="Standing.A1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1" style:base-cell-address="Standing.A1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0" style:base-cell-address="Standing.A1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9" style:base-cell-address="Standing.A1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8" style:base-cell-address="Standing.A1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7" style:base-cell-address="Standing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6" style:base-cell-address="Standing.A1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5" style:base-cell-address="Standing.A1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4" style:base-cell-address="Standing.A1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3" style:base-cell-address="Standing.A1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2" style:base-cell-address="Standing.A1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1" style:base-cell-address="Standing.A1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0" style:base-cell-address="Standing.A1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9" style:base-cell-address="Standing.A1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8" style:base-cell-address="Standing.A1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7" style:base-cell-address="Standing.A1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Standing.A1"/>
    </style:style>
    <style:style style:name="ce27" style:family="table-cell" style:parent-style-name="Default"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5" style:base-cell-address="Standing.A1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4" style:base-cell-address="Standing.A1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Standing.A1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" style:base-cell-address="Standing.A1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Standing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tanding" table:style-name="ta1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918">
            <text:p>0x918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E9C">
            <text:p>0xE9C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EC6">
            <text:p>0xEC6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7CB">
            <text:p>0x7CB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6C3">
            <text:p>0x6C3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FD6">
            <text:p>0xFD6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E92">
            <text:p>0xE92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900">
            <text:p>0x90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918,0xE9C,0xEC6,0x7CB,0x6C3,0xFD6,0xE92,0x900,0x0">
            <text:p>0x918,0xE9C,0xEC6,0x7CB,0x6C3,0xFD6,0xE92,0x90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900,0xE92,0xFD6,0x6C3,0x7CB,0xEC6,0xE9C,0x918,0x0">
            <text:p>0x900,0xE92,0xFD6,0x6C3,0x7CB,0xEC6,0xE9C,0x918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lk1" table:style-name="ta2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918">
            <text:p>0x918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E9C">
            <text:p>0xE9C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EC6">
            <text:p>0xEC6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7CB">
            <text:p>0x7CB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6C3">
            <text:p>0x6C3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D6">
            <text:p>0x7D6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492">
            <text:p>0x492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500">
            <text:p>0x50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918,0xE9C,0xEC6,0x7CB,0x6C3,0x7D6,0x492,0x500,0x0">
            <text:p>0x918,0xE9C,0xEC6,0x7CB,0x6C3,0x7D6,0x492,0x50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500,0x492,0x7D6,0x6C3,0x7CB,0xEC6,0xE9C,0x918,0x0">
            <text:p>0x500,0x492,0x7D6,0x6C3,0x7CB,0xEC6,0xE9C,0x918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lk2" table:style-name="ta3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518">
            <text:p>0x518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9C">
            <text:p>0x49C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6C6">
            <text:p>0x6C6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7CB">
            <text:p>0x7CB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6C3">
            <text:p>0x6C3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FD6">
            <text:p>0xFD6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E92">
            <text:p>0xE92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880">
            <text:p>0x88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518,0x49C,0x6C6,0x7CB,0x6C3,0xFD6,0xE92,0x880,0x0">
            <text:p>0x518,0x49C,0x6C6,0x7CB,0x6C3,0xFD6,0xE92,0x88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880,0xE92,0xFD6,0x6C3,0x7CB,0x6C6,0x49C,0x518,0x0">
            <text:p>0x880,0xE92,0xFD6,0x6C3,0x7CB,0x6C6,0x49C,0x518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nd" table:style-name="ta4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D">
            <text:p>0xD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10">
            <text:p>0x1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9">
            <text:p>0x9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">
            <text:p>0x4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19">
            <text:p>0x19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20">
            <text:p>0x2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11">
            <text:p>0x11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8">
            <text:p>0x8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D,0x10,0x9,0x4,0x19,0x20,0x11,0x8,0x0">
            <text:p>0xD,0x10,0x9,0x4,0x19,0x20,0x11,0x8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8,0x11,0x20,0x19,0x4,0x9,0x10,0xD,0x0">
            <text:p>0x8,0x11,0x20,0x19,0x4,0x9,0x10,0xD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lt" table:style-name="ta5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6">
            <text:p>0x6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D">
            <text:p>0xD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B">
            <text:p>0xB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6">
            <text:p>0x6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0">
            <text:p>0x0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6,0xD,0xB,0x6,0x0,0x0,0x0,0x0,0x0">
            <text:p>0x6,0xD,0xB,0x6,0x0,0x0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0,0x0,0x6,0xB,0xD,0x6,0x0">
            <text:p>0x0,0x0,0x0,0x0,0x6,0xB,0xD,0x6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" table:style-name="ta6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3C">
            <text:p>0x3C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2">
            <text:p>0x42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81">
            <text:p>0x81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81">
            <text:p>0x8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A1">
            <text:p>0xA1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9D">
            <text:p>0x9D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42">
            <text:p>0x42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3C">
            <text:p>0x3C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3C,0x42,0x81,0x81,0xA1,0x9D,0x42,0x3C,0x0">
            <text:p>0x3C,0x42,0x81,0x81,0xA1,0x9D,0x42,0x3C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3C,0x42,0x9D,0xA1,0x81,0x81,0x42,0x3C,0x0">
            <text:p>0x3C,0x42,0x9D,0xA1,0x81,0x81,0x42,0x3C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1" table:style-name="ta7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0">
            <text:p>0x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E0">
            <text:p>0xE0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E0">
            <text:p>0xE0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0,0xE0,0xE0,0x0,0x0,0x0,0x0">
            <text:p>0x0,0x0,0x0,0xE0,0xE0,0x0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0,0xE0,0xE0,0x0,0x0,0x0,0x0">
            <text:p>0x0,0x0,0x0,0xE0,0xE0,0x0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2" table:style-name="ta8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0">
            <text:p>0x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78">
            <text:p>0x78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78">
            <text:p>0x78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0,0x78,0x78,0x0,0x0,0x0,0x0">
            <text:p>0x0,0x0,0x0,0x78,0x78,0x0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0,0x78,0x78,0x0,0x0,0x0,0x0">
            <text:p>0x0,0x0,0x0,0x78,0x78,0x0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3" table:style-name="ta9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38">
            <text:p>0x38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C6">
            <text:p>0xC6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D6">
            <text:p>0xD6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38">
            <text:p>0x38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38,0xC6,0xD6,0x38,0x0,0x0,0x0">
            <text:p>0x0,0x0,0x38,0xC6,0xD6,0x38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38,0xD6,0xC6,0x38,0x0,0x0,0x0">
            <text:p>0x0,0x0,0x38,0xD6,0xC6,0x38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4" table:style-name="ta10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38">
            <text:p>0x38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4">
            <text:p>0x44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82">
            <text:p>0x82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92">
            <text:p>0x92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44">
            <text:p>0x44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8">
            <text:p>0x38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38,0x44,0x82,0x92,0x44,0x38,0x0,0x0">
            <text:p>0x0,0x38,0x44,0x82,0x92,0x44,0x38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38,0x44,0x92,0x82,0x44,0x38,0x0,0x0">
            <text:p>0x0,0x38,0x44,0x92,0x82,0x44,0x38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5" table:style-name="ta11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3C">
            <text:p>0x3C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2">
            <text:p>0x42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81">
            <text:p>0x81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81">
            <text:p>0x8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A1">
            <text:p>0xA1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9D">
            <text:p>0x9D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42">
            <text:p>0x42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3C">
            <text:p>0x3C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3C,0x42,0x81,0x81,0xA1,0x9D,0x42,0x3C,0x0">
            <text:p>0x3C,0x42,0x81,0x81,0xA1,0x9D,0x42,0x3C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3C,0x42,0x9D,0xA1,0x81,0x81,0x42,0x3C,0x0">
            <text:p>0x3C,0x42,0x9D,0xA1,0x81,0x81,0x42,0x3C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6" table:style-name="ta12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3C">
            <text:p>0x3C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2">
            <text:p>0x42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81">
            <text:p>0x8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BD">
            <text:p>0xBD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42">
            <text:p>0x42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C">
            <text:p>0x3C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3C,0x42,0x81,0xBD,0x42,0x3C,0x0,0x0">
            <text:p>0x0,0x3C,0x42,0x81,0xBD,0x42,0x3C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3C,0x42,0xBD,0x81,0x42,0x3C,0x0,0x0">
            <text:p>0x0,0x3C,0x42,0xBD,0x81,0x42,0x3C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7" table:style-name="ta13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7E">
            <text:p>0x7E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81">
            <text:p>0x8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BD">
            <text:p>0xBD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E">
            <text:p>0x7E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7E,0x81,0xBD,0x7E,0x0,0x0,0x0">
            <text:p>0x0,0x0,0x7E,0x81,0xBD,0x7E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7E,0xBD,0x81,0x7E,0x0,0x0,0x0">
            <text:p>0x0,0x0,0x7E,0xBD,0x81,0x7E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8" table:style-name="ta14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0">
            <text:p>0x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FF">
            <text:p>0xFF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FF">
            <text:p>0xFF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0,0xFF,0xFF,0x0,0x0,0x0,0x0">
            <text:p>0x0,0x0,0x0,0xFF,0xFF,0x0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0,0xFF,0xFF,0x0,0x0,0x0,0x0">
            <text:p>0x0,0x0,0x0,0xFF,0xFF,0x0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9" table:style-name="ta15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0">
            <text:p>0x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55">
            <text:p>0x55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AA">
            <text:p>0xAA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0,0x55,0xAA,0x0,0x0,0x0,0x0">
            <text:p>0x0,0x0,0x0,0x55,0xAA,0x0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0,0xAA,0x55,0x0,0x0,0x0,0x0">
            <text:p>0x0,0x0,0x0,0xAA,0x55,0x0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10" table:style-name="ta16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0">
            <text:p>0x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3C">
            <text:p>0x3C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3C">
            <text:p>0x3C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0,0x3C,0x3C,0x0,0x0,0x0,0x0">
            <text:p>0x0,0x0,0x0,0x3C,0x3C,0x0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0,0x3C,0x3C,0x0,0x0,0x0,0x0">
            <text:p>0x0,0x0,0x0,0x3C,0x3C,0x0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11" table:style-name="ta17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24">
            <text:p>0x24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18">
            <text:p>0x18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18">
            <text:p>0x18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24">
            <text:p>0x24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0,0x24,0x18,0x18,0x24,0x0,0x0,0x0">
            <text:p>0x0,0x0,0x24,0x18,0x18,0x24,0x0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0,0x24,0x18,0x18,0x24,0x0,0x0,0x0">
            <text:p>0x0,0x0,0x24,0x18,0x18,0x24,0x0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12" table:style-name="ta18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2">
            <text:p>0x42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24">
            <text:p>0x24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0">
            <text:p>0x0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0">
            <text:p>0x0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24">
            <text:p>0x24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42">
            <text:p>0x42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0,0x42,0x24,0x0,0x0,0x24,0x42,0x0,0x0">
            <text:p>0x0,0x42,0x24,0x0,0x0,0x24,0x42,0x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0,0x42,0x24,0x0,0x0,0x24,0x42,0x0,0x0">
            <text:p>0x0,0x42,0x24,0x0,0x0,0x24,0x42,0x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13" table:style-name="ta19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81">
            <text:p>0x81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2">
            <text:p>0x42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0">
            <text:p>0x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0">
            <text:p>0x0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0">
            <text:p>0x0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42">
            <text:p>0x42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81">
            <text:p>0x81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81,0x42,0x0,0x0,0x0,0x0,0x42,0x81,0x0">
            <text:p>0x81,0x42,0x0,0x0,0x0,0x0,0x42,0x81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81,0x42,0x0,0x0,0x0,0x0,0x42,0x81,0x0">
            <text:p>0x81,0x42,0x0,0x0,0x0,0x0,0x42,0x81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show14" table:style-name="ta20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81">
            <text:p>0x81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0">
            <text:p>0x0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0">
            <text:p>0x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0">
            <text:p>0x0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0">
            <text:p>0x0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0">
            <text:p>0x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81">
            <text:p>0x81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81,0x0,0x0,0x0,0x0,0x0,0x0,0x81,0x0">
            <text:p>0x81,0x0,0x0,0x0,0x0,0x0,0x0,0x81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81,0x0,0x0,0x0,0x0,0x0,0x0,0x81,0x0">
            <text:p>0x81,0x0,0x0,0x0,0x0,0x0,0x0,0x81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dBlock" table:style-name="ta21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7E">
            <text:p>0x7E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D5">
            <text:p>0xD5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AB">
            <text:p>0xAB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D5">
            <text:p>0xD5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AB">
            <text:p>0xAB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D5">
            <text:p>0xD5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AB">
            <text:p>0xAB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7E">
            <text:p>0x7E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7E,0xD5,0xAB,0xD5,0xAB,0xD5,0xAB,0x7E,0x0">
            <text:p>0x7E,0xD5,0xAB,0xD5,0xAB,0xD5,0xAB,0x7E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7E,0xAB,0xD5,0xAB,0xD5,0xAB,0xD5,0x7E,0x0">
            <text:p>0x7E,0xAB,0xD5,0xAB,0xD5,0xAB,0xD5,0x7E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Block" table:style-name="ta22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7E">
            <text:p>0x7E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81">
            <text:p>0x81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85">
            <text:p>0x85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D3">
            <text:p>0xD3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DB">
            <text:p>0xDB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8D">
            <text:p>0x8D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81">
            <text:p>0x81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7E">
            <text:p>0x7E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7E,0x81,0x85,0xD3,0xDB,0x8D,0x81,0x7E,0x0">
            <text:p>0x7E,0x81,0x85,0xD3,0xDB,0x8D,0x81,0x7E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7E,0x81,0x8D,0xDB,0xD3,0x85,0x81,0x7E,0x0">
            <text:p>0x7E,0x81,0x8D,0xDB,0xD3,0x85,0x81,0x7E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rtle1" table:style-name="ta23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1]+[.A1]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2]+[.A2]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3]+[.A3]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4]+[.A4]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5]+[.A5]" office:value-type="float" office:value="32">
            <text:p>3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6]+[.A6]" office:value-type="float" office:value="64">
            <text:p>6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7]+[.A7]" office:value-type="float" office:value="128">
            <text:p>12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8]+[.A8]" office:value-type="float" office:value="256">
            <text:p>25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9]+[.A9]" office:value-type="float" office:value="512">
            <text:p>51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10]+[.A10]" office:value-type="float" office:value="1024">
            <text:p>102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3" table:number-columns-repeated="1015"/>
        </table:table-row>
        <table:table-row table:style-name="ro1">
          <table:table-cell table:style-name="ce1" table:formula="of:=[.A11]+[.A11]" office:value-type="float" office:value="2048">
            <text:p>204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2]+[.A12]" office:value-type="float" office:value="4096">
            <text:p>409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3]+[.A13]" office:value-type="float" office:value="8192">
            <text:p>819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14]+[.A14]" office:value-type="float" office:value="16384">
            <text:p>1638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15]+[.A15]" office:value-type="float" office:value="32768">
            <text:p>3276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27" table:formula="of:=CONCATENATE(&quot;0x&quot;;DEC2HEX(([.B1]*[.A1])+([.B2]*[.A2])+([.B3]*[.A3])+([.B4]*[.A4])+([.B5]*[.A5])+([.B6]*[.A6])+([.B7]*[.A7])+([.B8]*[.A8])+([.B9]*[.A9])+([.B10]*[.A10])+([.B11]*[.A11])+([.B12]*[.A12])+([.B13]*[.A13])+([.B14]*[.A14])+([.B15]*[.A15])+([.B16]*[.A16])))" office:value-type="string" office:string-value="0x78">
            <text:p>0x78</text:p>
          </table:table-cell>
          <table:table-cell table:style-name="ce27" table:formula="of:=CONCATENATE(&quot;0x&quot;;DEC2HEX(([.C1]*[.A1])+([.C2]*[.A2])+([.C3]*[.A3])+([.C4]*[.A4])+([.C5]*[.A5])+([.C6]*[.A6])+([.C7]*[.A7])+([.C8]*[.A8])+([.C9]*[.A9])+([.C10]*[.A10])+([.C11]*[.A11])+([.C12]*[.A12])+([.C13]*[.A13])+([.C14]*[.A14])+([.C15]*[.A15])+([.C16]*[.A16])))" office:value-type="string" office:string-value="0x2C33">
            <text:p>0x2C33</text:p>
          </table:table-cell>
          <table:table-cell table:style-name="ce27" table:formula="of:=CONCATENATE(&quot;0x&quot;;DEC2HEX(([.D1]*[.A1])+([.D2]*[.A2])+([.D3]*[.A3])+([.D4]*[.A4])+([.D5]*[.A5])+([.D6]*[.A6])+([.D7]*[.A7])+([.D8]*[.A8])+([.D9]*[.A9])+([.D10]*[.A10])+([.D11]*[.A11])+([.D12]*[.A12])+([.D13]*[.A13])+([.D14]*[.A14])+([.D15]*[.A15])+([.D16]*[.A16])))" office:value-type="string" office:string-value="0x3FFF">
            <text:p>0x3FFF</text:p>
          </table:table-cell>
          <table:table-cell table:style-name="ce27" table:formula="of:=CONCATENATE(&quot;0x&quot;;DEC2HEX(([.E1]*[.A1])+([.E2]*[.A2])+([.E3]*[.A3])+([.E4]*[.A4])+([.E5]*[.A5])+([.E6]*[.A6])+([.E7]*[.A7])+([.E8]*[.A8])+([.E9]*[.A9])+([.E10]*[.A10])+([.E11]*[.A11])+([.E12]*[.A12])+([.E13]*[.A13])+([.E14]*[.A14])+([.E15]*[.A15])+([.E16]*[.A16])))" office:value-type="string" office:string-value="0x3BFE">
            <text:p>0x3BFE</text:p>
          </table:table-cell>
          <table:table-cell table:style-name="ce27" table:formula="of:=CONCATENATE(&quot;0x&quot;;DEC2HEX(([.F1]*[.A1])+([.F2]*[.A2])+([.F3]*[.A3])+([.F4]*[.A4])+([.F5]*[.A5])+([.F6]*[.A6])+([.F7]*[.A7])+([.F8]*[.A8])+([.F9]*[.A9])+([.F10]*[.A10])+([.F11]*[.A11])+([.F12]*[.A12])+([.F13]*[.A13])+([.F14]*[.A14])+([.F15]*[.A15])+([.F16]*[.A16])))" office:value-type="string" office:string-value="0x9FC0">
            <text:p>0x9FC0</text:p>
          </table:table-cell>
          <table:table-cell table:style-name="ce27" table:formula="of:=CONCATENATE(&quot;0x&quot;;DEC2HEX(([.G1]*[.A1])+([.G2]*[.A2])+([.G3]*[.A3])+([.G4]*[.A4])+([.G5]*[.A5])+([.G6]*[.A6])+([.G7]*[.A7])+([.G8]*[.A8])+([.G9]*[.A9])+([.G10]*[.A10])+([.G11]*[.A11])+([.G12]*[.A12])+([.G13]*[.A13])+([.G14]*[.A14])+([.G15]*[.A15])+([.G16]*[.A16])))" office:value-type="string" office:string-value="0xFE80">
            <text:p>0xFE80</text:p>
          </table:table-cell>
          <table:table-cell table:style-name="ce27" table:formula="of:=CONCATENATE(&quot;0x&quot;;DEC2HEX(([.H1]*[.A1])+([.H2]*[.A2])+([.H3]*[.A3])+([.H4]*[.A4])+([.H5]*[.A5])+([.H6]*[.A6])+([.H7]*[.A7])+([.H8]*[.A8])+([.H9]*[.A9])+([.H10]*[.A10])+([.H11]*[.A11])+([.H12]*[.A12])+([.H13]*[.A13])+([.H14]*[.A14])+([.H15]*[.A15])+([.H16]*[.A16])))" office:value-type="string" office:string-value="0xF780">
            <text:p>0xF780</text:p>
          </table:table-cell>
          <table:table-cell table:style-name="ce27" table:formula="of:=CONCATENATE(&quot;0x&quot;;DEC2HEX(([.I1]*[.A1])+([.I2]*[.A2])+([.I3]*[.A3])+([.I4]*[.A4])+([.I5]*[.A5])+([.I6]*[.A6])+([.I7]*[.A7])+([.I8]*[.A8])+([.I9]*[.A9])+([.I10]*[.A10])+([.I11]*[.A11])+([.I12]*[.A12])+([.I13]*[.A13])+([.I14]*[.A14])+([.I15]*[.A15])+([.I16]*[.A16])))" office:value-type="string" office:string-value="0x1C00">
            <text:p>0x1C0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7]; &quot;,&quot;; [.C17]; &quot;,&quot;; [.D17]; &quot;,&quot;; [.E17]; &quot;,&quot;; [.F17]; &quot;,&quot;; [.G17]; &quot;,&quot;; [.H17]; &quot;,&quot;; [.I17]; &quot;,0x0&quot;)" office:value-type="string" office:string-value="0x78,0x2C33,0x3FFF,0x3BFE,0x9FC0,0xFE80,0xF780,0x1C00,0x0">
            <text:p>0x78,0x2C33,0x3FFF,0x3BFE,0x9FC0,0xFE80,0xF780,0x1C0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7]; &quot;,&quot;; [.H17]; &quot;,&quot;; [.G17]; &quot;,&quot;; [.F17]; &quot;,&quot;; [.E17]; &quot;,&quot;; [.D17]; &quot;,&quot;; [.C17]; &quot;,&quot;; [.B17]; &quot;,0x0&quot;)" office:value-type="string" office:string-value="0x1C00,0xF780,0xFE80,0x9FC0,0x3BFE,0x3FFF,0x2C33,0x78,0x0">
            <text:p>0x1C00,0xF780,0xFE80,0x9FC0,0x3BFE,0x3FFF,0x2C33,0x78,0x0</text:p>
          </table:table-cell>
          <table:table-cell table:number-columns-repeated="1010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rtle2" table:style-name="ta24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1]+[.A1]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2]+[.A2]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3]+[.A3]" office:value-type="float" office:value="8">
            <text:p>8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4]+[.A4]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5]+[.A5]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6]+[.A6]" office:value-type="float" office:value="64">
            <text:p>6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7]+[.A7]" office:value-type="float" office:value="128">
            <text:p>128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8]+[.A8]" office:value-type="float" office:value="256">
            <text:p>256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9]+[.A9]" office:value-type="float" office:value="512">
            <text:p>51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10]+[.A10]" office:value-type="float" office:value="1024">
            <text:p>102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" table:number-columns-repeated="1015"/>
        </table:table-row>
        <table:table-row table:style-name="ro1">
          <table:table-cell table:style-name="ce1" table:formula="of:=[.A11]+[.A11]" office:value-type="float" office:value="2048">
            <text:p>2048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2]+[.A12]" office:value-type="float" office:value="4096">
            <text:p>4096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3]+[.A13]" office:value-type="float" office:value="8192">
            <text:p>819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14]+[.A14]" office:value-type="float" office:value="16384">
            <text:p>1638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15]+[.A15]" office:value-type="float" office:value="32768">
            <text:p>32768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27" table:formula="of:=CONCATENATE(&quot;0x&quot;;DEC2HEX(([.B1]*[.A1])+([.B2]*[.A2])+([.B3]*[.A3])+([.B4]*[.A4])+([.B5]*[.A5])+([.B6]*[.A6])+([.B7]*[.A7])+([.B8]*[.A8])+([.B9]*[.A9])+([.B10]*[.A10])+([.B11]*[.A11])+([.B12]*[.A12])+([.B13]*[.A13])+([.B14]*[.A14])+([.B15]*[.A15])+([.B16]*[.A16])))" office:value-type="string" office:string-value="0x78">
            <text:p>0x78</text:p>
          </table:table-cell>
          <table:table-cell table:style-name="ce27" table:formula="of:=CONCATENATE(&quot;0x&quot;;DEC2HEX(([.C1]*[.A1])+([.C2]*[.A2])+([.C3]*[.A3])+([.C4]*[.A4])+([.C5]*[.A5])+([.C6]*[.A6])+([.C7]*[.A7])+([.C8]*[.A8])+([.C9]*[.A9])+([.C10]*[.A10])+([.C11]*[.A11])+([.C12]*[.A12])+([.C13]*[.A13])+([.C14]*[.A14])+([.C15]*[.A15])+([.C16]*[.A16])))" office:value-type="string" office:string-value="0x8C33">
            <text:p>0x8C33</text:p>
          </table:table-cell>
          <table:table-cell table:style-name="ce27" table:formula="of:=CONCATENATE(&quot;0x&quot;;DEC2HEX(([.D1]*[.A1])+([.D2]*[.A2])+([.D3]*[.A3])+([.D4]*[.A4])+([.D5]*[.A5])+([.D6]*[.A6])+([.D7]*[.A7])+([.D8]*[.A8])+([.D9]*[.A9])+([.D10]*[.A10])+([.D11]*[.A11])+([.D12]*[.A12])+([.D13]*[.A13])+([.D14]*[.A14])+([.D15]*[.A15])+([.D16]*[.A16])))" office:value-type="string" office:string-value="0xFFFF">
            <text:p>0xFFFF</text:p>
          </table:table-cell>
          <table:table-cell table:style-name="ce27" table:formula="of:=CONCATENATE(&quot;0x&quot;;DEC2HEX(([.E1]*[.A1])+([.E2]*[.A2])+([.E3]*[.A3])+([.E4]*[.A4])+([.E5]*[.A5])+([.E6]*[.A6])+([.E7]*[.A7])+([.E8]*[.A8])+([.E9]*[.A9])+([.E10]*[.A10])+([.E11]*[.A11])+([.E12]*[.A12])+([.E13]*[.A13])+([.E14]*[.A14])+([.E15]*[.A15])+([.E16]*[.A16])))" office:value-type="string" office:string-value="0xFBFE">
            <text:p>0xFBFE</text:p>
          </table:table-cell>
          <table:table-cell table:style-name="ce27" table:formula="of:=CONCATENATE(&quot;0x&quot;;DEC2HEX(([.F1]*[.A1])+([.F2]*[.A2])+([.F3]*[.A3])+([.F4]*[.A4])+([.F5]*[.A5])+([.F6]*[.A6])+([.F7]*[.A7])+([.F8]*[.A8])+([.F9]*[.A9])+([.F10]*[.A10])+([.F11]*[.A11])+([.F12]*[.A12])+([.F13]*[.A13])+([.F14]*[.A14])+([.F15]*[.A15])+([.F16]*[.A16])))" office:value-type="string" office:string-value="0x3FC0">
            <text:p>0x3FC0</text:p>
          </table:table-cell>
          <table:table-cell table:style-name="ce27" table:formula="of:=CONCATENATE(&quot;0x&quot;;DEC2HEX(([.G1]*[.A1])+([.G2]*[.A2])+([.G3]*[.A3])+([.G4]*[.A4])+([.G5]*[.A5])+([.G6]*[.A6])+([.G7]*[.A7])+([.G8]*[.A8])+([.G9]*[.A9])+([.G10]*[.A10])+([.G11]*[.A11])+([.G12]*[.A12])+([.G13]*[.A13])+([.G14]*[.A14])+([.G15]*[.A15])+([.G16]*[.A16])))" office:value-type="string" office:string-value="0x3E80">
            <text:p>0x3E80</text:p>
          </table:table-cell>
          <table:table-cell table:style-name="ce27" table:formula="of:=CONCATENATE(&quot;0x&quot;;DEC2HEX(([.H1]*[.A1])+([.H2]*[.A2])+([.H3]*[.A3])+([.H4]*[.A4])+([.H5]*[.A5])+([.H6]*[.A6])+([.H7]*[.A7])+([.H8]*[.A8])+([.H9]*[.A9])+([.H10]*[.A10])+([.H11]*[.A11])+([.H12]*[.A12])+([.H13]*[.A13])+([.H14]*[.A14])+([.H15]*[.A15])+([.H16]*[.A16])))" office:value-type="string" office:string-value="0x3780">
            <text:p>0x3780</text:p>
          </table:table-cell>
          <table:table-cell table:style-name="ce27" table:formula="of:=CONCATENATE(&quot;0x&quot;;DEC2HEX(([.I1]*[.A1])+([.I2]*[.A2])+([.I3]*[.A3])+([.I4]*[.A4])+([.I5]*[.A5])+([.I6]*[.A6])+([.I7]*[.A7])+([.I8]*[.A8])+([.I9]*[.A9])+([.I10]*[.A10])+([.I11]*[.A11])+([.I12]*[.A12])+([.I13]*[.A13])+([.I14]*[.A14])+([.I15]*[.A15])+([.I16]*[.A16])))" office:value-type="string" office:string-value="0x1C00">
            <text:p>0x1C0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7]; &quot;,&quot;; [.C17]; &quot;,&quot;; [.D17]; &quot;,&quot;; [.E17]; &quot;,&quot;; [.F17]; &quot;,&quot;; [.G17]; &quot;,&quot;; [.H17]; &quot;,&quot;; [.I17]; &quot;,0x0&quot;)" office:value-type="string" office:string-value="0x78,0x8C33,0xFFFF,0xFBFE,0x3FC0,0x3E80,0x3780,0x1C00,0x0">
            <text:p>0x78,0x8C33,0xFFFF,0xFBFE,0x3FC0,0x3E80,0x3780,0x1C0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7]; &quot;,&quot;; [.H17]; &quot;,&quot;; [.G17]; &quot;,&quot;; [.F17]; &quot;,&quot;; [.E17]; &quot;,&quot;; [.D17]; &quot;,&quot;; [.C17]; &quot;,&quot;; [.B17]; &quot;,0x0&quot;)" office:value-type="string" office:string-value="0x1C00,0x3780,0x3E80,0x3FC0,0xFBFE,0xFFFF,0x8C33,0x78,0x0">
            <text:p>0x1C00,0x3780,0x3E80,0x3FC0,0xFBFE,0xFFFF,0x8C33,0x78,0x0</text:p>
          </table:table-cell>
          <table:table-cell table:number-columns-repeated="1010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1" table:style-name="ta25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30">
            <text:p>0x3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6E">
            <text:p>0x6E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EB">
            <text:p>0xEB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D5">
            <text:p>0xD5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D5">
            <text:p>0xD5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EB">
            <text:p>0xEB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6E">
            <text:p>0x6E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30">
            <text:p>0x3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30,0x6E,0xEB,0xD5,0xD5,0xEB,0x6E,0x30,0x0">
            <text:p>0x30,0x6E,0xEB,0xD5,0xD5,0xEB,0x6E,0x3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30,0x6E,0xEB,0xD5,0xD5,0xEB,0x6E,0x30,0x0">
            <text:p>0x30,0x6E,0xEB,0xD5,0xD5,0xEB,0x6E,0x3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2+4" table:style-name="ta26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F0">
            <text:p>0xF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6E">
            <text:p>0x6E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6B">
            <text:p>0x6B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D5">
            <text:p>0xD5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D5">
            <text:p>0xD5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EB">
            <text:p>0xEB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EE">
            <text:p>0xEE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F0">
            <text:p>0xF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>
            <text:p>2 &gt;</text:p>
          </table:table-cell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F0,0x6E,0x6B,0xD5,0xD5,0xEB,0xEE,0xF0,0x0">
            <text:p>0xF0,0x6E,0x6B,0xD5,0xD5,0xEB,0xEE,0xF0,0x0</text:p>
          </table:table-cell>
          <table:table-cell table:number-columns-repeated="1010"/>
        </table:table-row>
        <table:table-row table:style-name="ro2">
          <table:table-cell table:number-columns-repeated="11"/>
          <table:table-cell office:value-type="string">
            <text:p>4 &gt;</text:p>
          </table:table-cell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F0,0xEE,0xEB,0xD5,0xD5,0x6B,0x6E,0xF0,0x0">
            <text:p>0xF0,0xEE,0xEB,0xD5,0xD5,0x6B,0x6E,0xF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3" table:style-name="ta27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F0">
            <text:p>0xF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6E">
            <text:p>0x6E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6B">
            <text:p>0x6B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75">
            <text:p>0x75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75">
            <text:p>0x75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6B">
            <text:p>0x6B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6E">
            <text:p>0x6E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F0">
            <text:p>0xF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&quot;; [.C16]; &quot;,&quot;; [.D16]; &quot;,&quot;; [.E16]; &quot;,&quot;; [.F16]; &quot;,&quot;; [.G16]; &quot;,&quot;; [.H16]; &quot;,&quot;; [.I16]; &quot;,0x0&quot;)" office:value-type="string" office:string-value="0xF0,0x6E,0x6B,0x75,0x75,0x6B,0x6E,0xF0,0x0">
            <text:p>0xF0,0x6E,0x6B,0x75,0x75,0x6B,0x6E,0xF0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6]; &quot;,&quot;; [.H16]; &quot;,&quot;; [.G16]; &quot;,&quot;; [.F16]; &quot;,&quot;; [.E16]; &quot;,&quot;; [.D16]; &quot;,&quot;; [.C16]; &quot;,&quot;; [.B16]; &quot;,0x0&quot;)" office:value-type="string" office:string-value="0xF0,0x6E,0x6B,0x75,0x75,0x6B,0x6E,0xF0,0x0">
            <text:p>0xF0,0x6E,0x6B,0x75,0x75,0x6B,0x6E,0xF0,0x0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ud" table:style-name="ta28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1]+[.A1]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2]+[.A2]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3]+[.A3]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4]+[.A4]" office:value-type="float" office:value="16">
            <text:p>1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5]+[.A5]" office:value-type="float" office:value="32">
            <text:p>3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6]+[.A6]" office:value-type="float" office:value="64">
            <text:p>6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7]+[.A7]" office:value-type="float" office:value="128">
            <text:p>12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table:formula="of:=[.A8]+[.A8]" office:value-type="float" office:value="256">
            <text:p>25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9]+[.A9]" office:value-type="float" office:value="512">
            <text:p>51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0]+[.A10]" office:value-type="float" office:value="1024">
            <text:p>102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" table:number-columns-repeated="1015"/>
        </table:table-row>
        <table:table-row table:style-name="ro1">
          <table:table-cell table:style-name="ce1" table:formula="of:=[.A11]+[.A11]" office:value-type="float" office:value="2048">
            <text:p>204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A12]+[.A12]" office:value-type="float" office:value="4096">
            <text:p>409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3]+[.A13]" office:value-type="float" office:value="8192">
            <text:p>819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4]+[.A14]" office:value-type="float" office:value="16384">
            <text:p>1638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table:formula="of:=[.A15]+[.A15]" office:value-type="float" office:value="32768">
            <text:p>3276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27" table:formula="of:=CONCATENATE(&quot;0x&quot;;DEC2HEX(([.B1]*[.A1])+([.B2]*[.A2])+([.B3]*[.A3])+([.B4]*[.A4])+([.B5]*[.A5])+([.B6]*[.A6])+([.B7]*[.A7])+([.B8]*[.A8])+([.B9]*[.A9])+([.B10]*[.A10])+([.B11]*[.A11])+([.B12]*[.A12])+([.B13]*[.A13])+([.B14]*[.A14])+([.B15]*[.A15])+([.B16]*[.A16])))" office:value-type="string" office:string-value="0x3776">
            <text:p>0x3776</text:p>
          </table:table-cell>
          <table:table-cell table:style-name="ce27" table:formula="of:=CONCATENATE(&quot;0x&quot;;DEC2HEX(([.C1]*[.A1])+([.C2]*[.A2])+([.C3]*[.A3])+([.C4]*[.A4])+([.C5]*[.A5])+([.C6]*[.A6])+([.C7]*[.A7])+([.C8]*[.A8])+([.C9]*[.A9])+([.C10]*[.A10])+([.C11]*[.A11])+([.C12]*[.A12])+([.C13]*[.A13])+([.C14]*[.A14])+([.C15]*[.A15])+([.C16]*[.A16])))" office:value-type="string" office:string-value="0x6889">
            <text:p>0x6889</text:p>
          </table:table-cell>
          <table:table-cell table:style-name="ce27" table:formula="of:=CONCATENATE(&quot;0x&quot;;DEC2HEX(([.D1]*[.A1])+([.D2]*[.A2])+([.D3]*[.A3])+([.D4]*[.A4])+([.D5]*[.A5])+([.D6]*[.A6])+([.D7]*[.A7])+([.D8]*[.A8])+([.D9]*[.A9])+([.D10]*[.A10])+([.D11]*[.A11])+([.D12]*[.A12])+([.D13]*[.A13])+([.D14]*[.A14])+([.D15]*[.A15])+([.D16]*[.A16])))" office:value-type="string" office:string-value="0x8441">
            <text:p>0x8441</text:p>
          </table:table-cell>
          <table:table-cell table:style-name="ce27" table:formula="of:=CONCATENATE(&quot;0x&quot;;DEC2HEX(([.E1]*[.A1])+([.E2]*[.A2])+([.E3]*[.A3])+([.E4]*[.A4])+([.E5]*[.A5])+([.E6]*[.A6])+([.E7]*[.A7])+([.E8]*[.A8])+([.E9]*[.A9])+([.E10]*[.A10])+([.E11]*[.A11])+([.E12]*[.A12])+([.E13]*[.A13])+([.E14]*[.A14])+([.E15]*[.A15])+([.E16]*[.A16])))" office:value-type="string" office:string-value="0x8002">
            <text:p>0x8002</text:p>
          </table:table-cell>
          <table:table-cell table:style-name="ce27" table:formula="of:=CONCATENATE(&quot;0x&quot;;DEC2HEX(([.F1]*[.A1])+([.F2]*[.A2])+([.F3]*[.A3])+([.F4]*[.A4])+([.F5]*[.A5])+([.F6]*[.A6])+([.F7]*[.A7])+([.F8]*[.A8])+([.F9]*[.A9])+([.F10]*[.A10])+([.F11]*[.A11])+([.F12]*[.A12])+([.F13]*[.A13])+([.F14]*[.A14])+([.F15]*[.A15])+([.F16]*[.A16])))" office:value-type="string" office:string-value="0x6005">
            <text:p>0x6005</text:p>
          </table:table-cell>
          <table:table-cell table:style-name="ce27" table:formula="of:=CONCATENATE(&quot;0x&quot;;DEC2HEX(([.G1]*[.A1])+([.G2]*[.A2])+([.G3]*[.A3])+([.G4]*[.A4])+([.G5]*[.A5])+([.G6]*[.A6])+([.G7]*[.A7])+([.G8]*[.A8])+([.G9]*[.A9])+([.G10]*[.A10])+([.G11]*[.A11])+([.G12]*[.A12])+([.G13]*[.A13])+([.G14]*[.A14])+([.G15]*[.A15])+([.G16]*[.A16])))" office:value-type="string" office:string-value="0x8001">
            <text:p>0x8001</text:p>
          </table:table-cell>
          <table:table-cell table:style-name="ce27" table:formula="of:=CONCATENATE(&quot;0x&quot;;DEC2HEX(([.H1]*[.A1])+([.H2]*[.A2])+([.H3]*[.A3])+([.H4]*[.A4])+([.H5]*[.A5])+([.H6]*[.A6])+([.H7]*[.A7])+([.H8]*[.A8])+([.H9]*[.A9])+([.H10]*[.A10])+([.H11]*[.A11])+([.H12]*[.A12])+([.H13]*[.A13])+([.H14]*[.A14])+([.H15]*[.A15])+([.H16]*[.A16])))" office:value-type="string" office:string-value="0x8892">
            <text:p>0x8892</text:p>
          </table:table-cell>
          <table:table-cell table:style-name="ce27" table:formula="of:=CONCATENATE(&quot;0x&quot;;DEC2HEX(([.I1]*[.A1])+([.I2]*[.A2])+([.I3]*[.A3])+([.I4]*[.A4])+([.I5]*[.A5])+([.I6]*[.A6])+([.I7]*[.A7])+([.I8]*[.A8])+([.I9]*[.A9])+([.I10]*[.A10])+([.I11]*[.A11])+([.I12]*[.A12])+([.I13]*[.A13])+([.I14]*[.A14])+([.I15]*[.A15])+([.I16]*[.A16])))" office:value-type="string" office:string-value="0x776C">
            <text:p>0x776C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7]; &quot;,&quot;; [.C17]; &quot;,&quot;; [.D17]; &quot;,&quot;; [.E17]; &quot;,&quot;; [.F17]; &quot;,&quot;; [.G17]; &quot;,&quot;; [.H17]; &quot;,&quot;; [.I17]; &quot;,0x0&quot;)" office:value-type="string" office:string-value="0x3776,0x6889,0x8441,0x8002,0x6005,0x8001,0x8892,0x776C,0x0">
            <text:p>0x3776,0x6889,0x8441,0x8002,0x6005,0x8001,0x8892,0x776C,0x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Reversed:</text:p>
          </table:table-cell>
          <table:table-cell table:formula="of:=CONCATENATE([.I17]; &quot;,&quot;; [.H17]; &quot;,&quot;; [.G17]; &quot;,&quot;; [.F17]; &quot;,&quot;; [.E17]; &quot;,&quot;; [.D17]; &quot;,&quot;; [.C17]; &quot;,&quot;; [.B17]; &quot;,0x0&quot;)" office:value-type="string" office:string-value="0x776C,0x8892,0x8001,0x6005,0x8002,0x8441,0x6889,0x3776,0x0">
            <text:p>0x776C,0x8892,0x8001,0x6005,0x8002,0x8441,0x6889,0x3776,0x0</text:p>
          </table:table-cell>
          <table:table-cell table:number-columns-repeated="1010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8" style:display-name="ConditionalStyle_28" style:family="table-cell" style:parent-style-name="Default">
      <style:table-cell-properties fo:background-color="#000000"/>
    </style:style>
    <style:style style:name="ConditionalStyle_5f_27" style:display-name="ConditionalStyle_27" style:family="table-cell" style:parent-style-name="Default">
      <style:table-cell-properties fo:background-color="#000000"/>
    </style:style>
    <style:style style:name="ConditionalStyle_5f_26" style:display-name="ConditionalStyle_26" style:family="table-cell" style:parent-style-name="Default">
      <style:table-cell-properties fo:background-color="#000000"/>
    </style:style>
    <style:style style:name="ConditionalStyle_5f_25" style:display-name="ConditionalStyle_25" style:family="table-cell" style:parent-style-name="Default">
      <style:table-cell-properties fo:background-color="#000000"/>
    </style:style>
    <style:style style:name="ConditionalStyle_5f_24" style:display-name="ConditionalStyle_24" style:family="table-cell" style:parent-style-name="Default">
      <style:table-cell-properties fo:background-color="#000000"/>
    </style:style>
    <style:style style:name="ConditionalStyle_5f_23" style:display-name="ConditionalStyle_23" style:family="table-cell" style:parent-style-name="Default">
      <style:table-cell-properties fo:background-color="#000000"/>
    </style:style>
    <style:style style:name="ConditionalStyle_5f_22" style:display-name="ConditionalStyle_22" style:family="table-cell" style:parent-style-name="Default">
      <style:table-cell-properties fo:background-color="#000000"/>
    </style:style>
    <style:style style:name="ConditionalStyle_5f_21" style:display-name="ConditionalStyle_21" style:family="table-cell" style:parent-style-name="Default">
      <style:table-cell-properties fo:background-color="#000000"/>
    </style:style>
    <style:style style:name="ConditionalStyle_5f_20" style:display-name="ConditionalStyle_20" style:family="table-cell" style:parent-style-name="Default">
      <style:table-cell-properties fo:background-color="#000000"/>
    </style:style>
    <style:style style:name="ConditionalStyle_5f_19" style:display-name="ConditionalStyle_19" style:family="table-cell" style:parent-style-name="Default">
      <style:table-cell-properties fo:background-color="#000000"/>
    </style:style>
    <style:style style:name="ConditionalStyle_5f_18" style:display-name="ConditionalStyle_18" style:family="table-cell" style:parent-style-name="Default">
      <style:table-cell-properties fo:background-color="#000000"/>
    </style:style>
    <style:style style:name="ConditionalStyle_5f_17" style:display-name="ConditionalStyle_17" style:family="table-cell" style:parent-style-name="Default">
      <style:table-cell-properties fo:background-color="#000000"/>
    </style:style>
    <style:style style:name="ConditionalStyle_5f_16" style:display-name="ConditionalStyle_16" style:family="table-cell" style:parent-style-name="Default">
      <style:table-cell-properties fo:background-color="#000000"/>
    </style:style>
    <style:style style:name="ConditionalStyle_5f_15" style:display-name="ConditionalStyle_15" style:family="table-cell" style:parent-style-name="Default">
      <style:table-cell-properties fo:background-color="#000000"/>
    </style:style>
    <style:style style:name="ConditionalStyle_5f_14" style:display-name="ConditionalStyle_14" style:family="table-cell" style:parent-style-name="Default">
      <style:table-cell-properties fo:background-color="#000000"/>
    </style:style>
    <style:style style:name="ConditionalStyle_5f_13" style:display-name="ConditionalStyle_13" style:family="table-cell" style:parent-style-name="Default">
      <style:table-cell-properties fo:background-color="#000000"/>
    </style:style>
    <style:style style:name="ConditionalStyle_5f_12" style:display-name="ConditionalStyle_12" style:family="table-cell" style:parent-style-name="Default">
      <style:table-cell-properties fo:background-color="#000000"/>
    </style:style>
    <style:style style:name="ConditionalStyle_5f_11" style:display-name="ConditionalStyle_11" style:family="table-cell" style:parent-style-name="Default">
      <style:table-cell-properties fo:background-color="#000000"/>
    </style:style>
    <style:style style:name="ConditionalStyle_5f_10" style:display-name="ConditionalStyle_10" style:family="table-cell" style:parent-style-name="Default">
      <style:table-cell-properties fo:background-color="#000000"/>
    </style:style>
    <style:style style:name="ConditionalStyle_5f_9" style:display-name="ConditionalStyle_9" style:family="table-cell" style:parent-style-name="Default">
      <style:table-cell-properties fo:background-color="#000000"/>
    </style:style>
    <style:style style:name="ConditionalStyle_5f_8" style:display-name="ConditionalStyle_8" style:family="table-cell" style:parent-style-name="Default">
      <style:table-cell-properties fo:background-color="#000000"/>
    </style:style>
    <style:style style:name="ConditionalStyle_5f_7" style:display-name="ConditionalStyle_7" style:family="table-cell" style:parent-style-name="Default">
      <style:table-cell-properties fo:background-color="#000000"/>
    </style:style>
    <style:style style:name="ConditionalStyle_5f_6" style:display-name="ConditionalStyle_6" style:family="table-cell" style:parent-style-name="Default">
      <style:table-cell-properties fo:background-color="#000000"/>
    </style:style>
    <style:style style:name="ConditionalStyle_5f_5" style:display-name="ConditionalStyle_5" style:family="table-cell" style:parent-style-name="Default">
      <style:table-cell-properties fo:background-color="#000000"/>
    </style:style>
    <style:style style:name="ConditionalStyle_5f_4" style:display-name="ConditionalStyle_4" style:family="table-cell" style:parent-style-name="Default">
      <style:table-cell-properties fo:background-color="#000000"/>
    </style:style>
    <style:style style:name="ConditionalStyle_5f_3" style:display-name="ConditionalStyle_3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Excel_5f_CondFormat_5f_1_5f_1_5f_1_20_1" style:display-name="Excel_CondFormat_1_1_1 1" style:family="table-cell" style:parent-style-name="Default">
      <style:table-cell-properties fo:background-color="#000000"/>
    </style:style>
    <style:style style:name="Excel_5f_CondFormat_5f_1_5f_1_5f_1_20_2" style:display-name="Excel_CondFormat_1_1_1 2" style:family="table-cell" style:parent-style-name="Default">
      <style:table-cell-properties fo:background-color="#000000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22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nding" style:display-name="PageStyle_Stan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lk1" style:display-name="PageStyle_Wal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lk2" style:display-name="PageStyle_Walk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nd" style:display-name="PageStyle_G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t" style:display-name="PageStyle_Bo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" style:display-name="PageStyle_Co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1" style:display-name="PageStyle_Coinshow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2" style:display-name="PageStyle_Coinshow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3" style:display-name="PageStyle_Coinshow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4" style:display-name="PageStyle_Coinshow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5" style:display-name="PageStyle_Coinshow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6" style:display-name="PageStyle_Coinshow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7" style:display-name="PageStyle_Coinshow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8" style:display-name="PageStyle_Coinshow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9" style:display-name="PageStyle_Coinshow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10" style:display-name="PageStyle_Coinshow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11" style:display-name="PageStyle_Coinshow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12" style:display-name="PageStyle_Coinshow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13" style:display-name="PageStyle_Coinshow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nshow14" style:display-name="PageStyle_Coinshow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dBlock" style:display-name="PageStyle_StdBlo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Block" style:display-name="PageStyle_QuesBlo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rtle1" style:display-name="PageStyle_Turt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rtle2" style:display-name="PageStyle_Turt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ll1" style:display-name="PageStyle_Shel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ll2_2b_4" style:display-name="PageStyle_Shell2+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ll3" style:display-name="PageStyle_Shel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oud" style:display-name="PageStyle_Clo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rtle1_20_1" style:display-name="PageStyle_Turtle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rtle1_20_2" style:display-name="PageStyle_Turtle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rtle1_20_3" style:display-name="PageStyle_Turtle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1T22:34:18.48</dc:date>
    <dc:creator>Tech Ninja</dc:creator>
    <meta:generator>OpenOffice.org/3.2$Win32 OpenOffice.org_project/320m12$Build-9483</meta:generator>
    <meta:editing-duration>PT09H42M04S</meta:editing-duration>
    <meta:editing-cycles>1</meta:editing-cycles>
    <meta:document-statistic meta:table-count="28" meta:cell-count="3470" meta:object-count="0"/>
  </office:meta>
</office:document-meta>
</file>